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actoryImpl.getNode( DavSession sessionImpl , DavResource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FactoryImpl.ResourceFactoryImpl( LockManager lock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actoryImpl.createNullResource( DavResourceLocator locator , DavSession session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FactoryImpl.versioningSupported( Session repo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actoryImpl.createResource( Node node , DavResourceLocator locator , Dav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FactoryImpl.createResource( DavResourceLocator locator , DavServletRequest request , Dav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FactoryImpl.createResource( DavResourceLocator locator , Dav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FactoryImpl.ResourceFactoryImpl( LockManager lockMgr , ResourceConfig resource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